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StringFind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Offset = 1</text:p>
          </table:table-cell>
          <table:covered-table-cell table:number-columns-repeated="8"/>
          <table:table-cell table:number-columns-repeated="2"/>
          <table:table-cell table:style-name="ce1" office:value-type="string" calcext:value-type="string" table:number-columns-spanned="10" table:number-rows-spanned="1">
            <text:p>Offset=0</text:p>
          </table:table-cell>
          <table:covered-table-cell table:number-columns-repeated="9"/>
          <table:table-cell/>
        </table:table-row>
        <table:table-row table:style-name="ro1">
          <table:table-cell office:value-type="string" calcext:value-type="string">
            <text:p>Run on (8 X 3400 MHz CPU s)</text:p>
          </table:table-cell>
          <table:table-cell/>
          <table:table-cell office:value-type="string" calcext:value-type="string">
            <text:p>Build-gcc-base</text:p>
          </table:table-cell>
          <table:table-cell table:number-columns-repeated="2"/>
          <table:table-cell office:value-type="string" calcext:value-type="string">
            <text:p>Run on (8 X 3401.99 MHz CPU s)</text:p>
          </table:table-cell>
          <table:table-cell/>
          <table:table-cell office:value-type="string" calcext:value-type="string">
            <text:p>build-gcc</text:p>
          </table:table-cell>
          <table:table-cell table:number-columns-repeated="3"/>
          <table:table-cell office:value-type="string" calcext:value-type="string">
            <text:p>Run on (8 X 3400 MHz CPU s)</text:p>
          </table:table-cell>
          <table:table-cell table:number-columns-repeated="2"/>
          <table:table-cell office:value-type="string" calcext:value-type="string">
            <text:p>build-gcc</text:p>
          </table:table-cell>
          <table:table-cell/>
          <table:table-cell office:value-type="string" calcext:value-type="string">
            <text:p>Run on (8 X 3400 MHz CPU s)</text:p>
          </table:table-cell>
          <table:table-cell table:number-columns-repeated="2"/>
          <table:table-cell office:value-type="string" calcext:value-type="string">
            <text:p>build-gcc-bas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17-01-10 23:00:01</text:p>
          </table:table-cell>
          <table:table-cell table:number-columns-repeated="4"/>
          <table:table-cell table:style-name="ce2" office:value-type="string" calcext:value-type="string">
            <text:p>2017-01-10 23:01:00</text:p>
          </table:table-cell>
          <table:table-cell table:number-columns-repeated="5"/>
          <table:table-cell table:style-name="ce2" office:value-type="string" calcext:value-type="string">
            <text:p>2017-01-10 22:38:47</text:p>
          </table:table-cell>
          <table:table-cell table:number-columns-repeated="4"/>
          <table:table-cell table:style-name="ce2" office:value-type="string" calcext:value-type="string">
            <text:p>2017-01-10 22:39:52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l_time</text:p>
          </table:table-cell>
          <table:table-cell office:value-type="string" calcext:value-type="string">
            <text:p>cpu_time</text:p>
          </table:table-cell>
          <table:table-cell office:value-type="string" calcext:value-type="string">
            <text:p>time_uni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l_time</text:p>
          </table:table-cell>
          <table:table-cell office:value-type="string" calcext:value-type="string">
            <text:p>cpu_time</text:p>
          </table:table-cell>
          <table:table-cell office:value-type="string" calcext:value-type="string">
            <text:p>time_unit</text:p>
          </table:table-cell>
          <table:table-cell office:value-type="string" calcext:value-type="string">
            <text:p>Iteration-rati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l_time</text:p>
          </table:table-cell>
          <table:table-cell office:value-type="string" calcext:value-type="string">
            <text:p>cpu_time</text:p>
          </table:table-cell>
          <table:table-cell office:value-type="string" calcext:value-type="string">
            <text:p>time_uni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l_time</text:p>
          </table:table-cell>
          <table:table-cell office:value-type="string" calcext:value-type="string">
            <text:p>cpu_time</text:p>
          </table:table-cell>
          <table:table-cell office:value-type="string" calcext:value-type="string">
            <text:p>time_unit</text:p>
          </table:table-cell>
          <table:table-cell office:value-type="string" calcext:value-type="string">
            <text:p>Iteration-ratio</text:p>
          </table:table-cell>
        </table:table-row>
        <table:table-row table:style-name="ro1">
          <table:table-cell office:value-type="string" calcext:value-type="string">
            <text:p>BM_StringFindNoMatch/16</text:p>
          </table:table-cell>
          <table:table-cell office:value-type="float" office:value="124725753" calcext:value-type="float">
            <text:p>124725753</text:p>
          </table:table-cell>
          <table:table-cell office:value-type="float" office:value="5.41585" calcext:value-type="float">
            <text:p>5.41585</text:p>
          </table:table-cell>
          <table:table-cell office:value-type="float" office:value="5.41799" calcext:value-type="float">
            <text:p>5.41799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NoMatch/16</text:p>
          </table:table-cell>
          <table:table-cell office:value-type="float" office:value="120336801" calcext:value-type="float">
            <text:p>120336801</text:p>
          </table:table-cell>
          <table:table-cell office:value-type="float" office:value="5.67819" calcext:value-type="float">
            <text:p>5.67819</text:p>
          </table:table-cell>
          <table:table-cell office:value-type="float" office:value="5.68041" calcext:value-type="float">
            <text:p>5.68041</text:p>
          </table:table-cell>
          <table:table-cell office:value-type="string" calcext:value-type="string">
            <text:p>ns</text:p>
          </table:table-cell>
          <table:table-cell table:formula="of:=[.G6]/[.B6]" office:value-type="float" office:value="0.964811180574713" calcext:value-type="float">
            <text:p>0.9648111806</text:p>
          </table:table-cell>
          <table:table-cell office:value-type="string" calcext:value-type="string">
            <text:p>BM_StringFindNoMatch/16</text:p>
          </table:table-cell>
          <table:table-cell office:value-type="float" office:value="115921611" calcext:value-type="float">
            <text:p>115921611</text:p>
          </table:table-cell>
          <table:table-cell office:value-type="float" office:value="5.66729" calcext:value-type="float">
            <text:p>5.66729</text:p>
          </table:table-cell>
          <table:table-cell office:value-type="float" office:value="5.66947" calcext:value-type="float">
            <text:p>5.66947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NoMatch/16</text:p>
          </table:table-cell>
          <table:table-cell office:value-type="float" office:value="118885145" calcext:value-type="float">
            <text:p>118885145</text:p>
          </table:table-cell>
          <table:table-cell office:value-type="float" office:value="5.68854" calcext:value-type="float">
            <text:p>5.68854</text:p>
          </table:table-cell>
          <table:table-cell office:value-type="float" office:value="5.69073" calcext:value-type="float">
            <text:p>5.69073</text:p>
          </table:table-cell>
          <table:table-cell office:value-type="string" calcext:value-type="string">
            <text:p>ns</text:p>
          </table:table-cell>
          <table:table-cell table:formula="of:=[.M6]/[.R6]" office:value-type="float" office:value="0.975072293514888" calcext:value-type="float">
            <text:p>0.9750722935</text:p>
          </table:table-cell>
        </table:table-row>
        <table:table-row table:style-name="ro1">
          <table:table-cell office:value-type="string" calcext:value-type="string">
            <text:p>BM_StringFindNoMatch/64</text:p>
          </table:table-cell>
          <table:table-cell office:value-type="float" office:value="102240706" calcext:value-type="float">
            <text:p>102240706</text:p>
          </table:table-cell>
          <table:table-cell office:value-type="float" office:value="6.7011" calcext:value-type="float">
            <text:p>6.7011</text:p>
          </table:table-cell>
          <table:table-cell office:value-type="float" office:value="6.70372" calcext:value-type="float">
            <text:p>6.70372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NoMatch/64</text:p>
          </table:table-cell>
          <table:table-cell office:value-type="float" office:value="98624716" calcext:value-type="float">
            <text:p>98624716</text:p>
          </table:table-cell>
          <table:table-cell office:value-type="float" office:value="6.9582" calcext:value-type="float">
            <text:p>6.9582</text:p>
          </table:table-cell>
          <table:table-cell office:value-type="float" office:value="6.96093" calcext:value-type="float">
            <text:p>6.96093</text:p>
          </table:table-cell>
          <table:table-cell office:value-type="string" calcext:value-type="string">
            <text:p>ns</text:p>
          </table:table-cell>
          <table:table-cell table:formula="of:=[.G7]/[.B7]" office:value-type="float" office:value="0.964632579904133" calcext:value-type="float">
            <text:p>0.9646325799</text:p>
          </table:table-cell>
          <table:table-cell office:value-type="string" calcext:value-type="string">
            <text:p>BM_StringFindNoMatch/64</text:p>
          </table:table-cell>
          <table:table-cell office:value-type="float" office:value="98420464" calcext:value-type="float">
            <text:p>98420464</text:p>
          </table:table-cell>
          <table:table-cell office:value-type="float" office:value="6.95582" calcext:value-type="float">
            <text:p>6.95582</text:p>
          </table:table-cell>
          <table:table-cell office:value-type="float" office:value="6.95853" calcext:value-type="float">
            <text:p>6.95853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NoMatch/64</text:p>
          </table:table-cell>
          <table:table-cell office:value-type="float" office:value="101991434" calcext:value-type="float">
            <text:p>101991434</text:p>
          </table:table-cell>
          <table:table-cell office:value-type="float" office:value="6.71586" calcext:value-type="float">
            <text:p>6.71586</text:p>
          </table:table-cell>
          <table:table-cell office:value-type="float" office:value="6.71845" calcext:value-type="float">
            <text:p>6.71845</text:p>
          </table:table-cell>
          <table:table-cell office:value-type="string" calcext:value-type="string">
            <text:p>ns</text:p>
          </table:table-cell>
          <table:table-cell table:formula="of:=[.M7]/[.R7]" office:value-type="float" office:value="0.964987549836783" calcext:value-type="float">
            <text:p>0.9649875498</text:p>
          </table:table-cell>
        </table:table-row>
        <table:table-row table:style-name="ro1">
          <table:table-cell office:value-type="string" calcext:value-type="string">
            <text:p>BM_StringFindNoMatch/512</text:p>
          </table:table-cell>
          <table:table-cell office:value-type="float" office:value="44004817" calcext:value-type="float">
            <text:p>44004817</text:p>
          </table:table-cell>
          <table:table-cell office:value-type="float" office:value="15.7454" calcext:value-type="float">
            <text:p>15.7454</text:p>
          </table:table-cell>
          <table:table-cell office:value-type="float" office:value="15.7515" calcext:value-type="float">
            <text:p>15.7515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NoMatch/512</text:p>
          </table:table-cell>
          <table:table-cell office:value-type="float" office:value="43275587" calcext:value-type="float">
            <text:p>43275587</text:p>
          </table:table-cell>
          <table:table-cell office:value-type="float" office:value="16.0156" calcext:value-type="float">
            <text:p>16.0156</text:p>
          </table:table-cell>
          <table:table-cell office:value-type="float" office:value="16.0219" calcext:value-type="float">
            <text:p>16.0219</text:p>
          </table:table-cell>
          <table:table-cell office:value-type="string" calcext:value-type="string">
            <text:p>ns</text:p>
          </table:table-cell>
          <table:table-cell table:formula="of:=[.G8]/[.B8]" office:value-type="float" office:value="0.983428405122103" calcext:value-type="float">
            <text:p>0.9834284051</text:p>
          </table:table-cell>
          <table:table-cell office:value-type="string" calcext:value-type="string">
            <text:p>BM_StringFindNoMatch/512</text:p>
          </table:table-cell>
          <table:table-cell office:value-type="float" office:value="43358580" calcext:value-type="float">
            <text:p>43358580</text:p>
          </table:table-cell>
          <table:table-cell office:value-type="float" office:value="16.0791" calcext:value-type="float">
            <text:p>16.0791</text:p>
          </table:table-cell>
          <table:table-cell office:value-type="float" office:value="16.0854" calcext:value-type="float">
            <text:p>16.0854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NoMatch/512</text:p>
          </table:table-cell>
          <table:table-cell office:value-type="float" office:value="43987907" calcext:value-type="float">
            <text:p>43987907</text:p>
          </table:table-cell>
          <table:table-cell office:value-type="float" office:value="15.7514" calcext:value-type="float">
            <text:p>15.7514</text:p>
          </table:table-cell>
          <table:table-cell office:value-type="float" office:value="15.7576" calcext:value-type="float">
            <text:p>15.7576</text:p>
          </table:table-cell>
          <table:table-cell office:value-type="string" calcext:value-type="string">
            <text:p>ns</text:p>
          </table:table-cell>
          <table:table-cell table:formula="of:=[.M8]/[.R8]" office:value-type="float" office:value="0.985693181537371" calcext:value-type="float">
            <text:p>0.9856931815</text:p>
          </table:table-cell>
        </table:table-row>
        <table:table-row table:style-name="ro1">
          <table:table-cell office:value-type="string" calcext:value-type="string">
            <text:p>BM_StringFindNoMatch/4096</text:p>
          </table:table-cell>
          <table:table-cell office:value-type="float" office:value="8815041" calcext:value-type="float">
            <text:p>8815041</text:p>
          </table:table-cell>
          <table:table-cell office:value-type="float" office:value="77.8397" calcext:value-type="float">
            <text:p>77.8397</text:p>
          </table:table-cell>
          <table:table-cell office:value-type="float" office:value="77.8702" calcext:value-type="float">
            <text:p>77.8702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NoMatch/4096</text:p>
          </table:table-cell>
          <table:table-cell office:value-type="float" office:value="8778281" calcext:value-type="float">
            <text:p>8778281</text:p>
          </table:table-cell>
          <table:table-cell office:value-type="float" office:value="78.2496" calcext:value-type="float">
            <text:p>78.2496</text:p>
          </table:table-cell>
          <table:table-cell office:value-type="float" office:value="78.2806" calcext:value-type="float">
            <text:p>78.2806</text:p>
          </table:table-cell>
          <table:table-cell office:value-type="string" calcext:value-type="string">
            <text:p>ns</text:p>
          </table:table-cell>
          <table:table-cell table:formula="of:=[.G9]/[.B9]" office:value-type="float" office:value="0.995829854903681" calcext:value-type="float">
            <text:p>0.9958298549</text:p>
          </table:table-cell>
          <table:table-cell office:value-type="string" calcext:value-type="string">
            <text:p>BM_StringFindNoMatch/4096</text:p>
          </table:table-cell>
          <table:table-cell office:value-type="float" office:value="8822423" calcext:value-type="float">
            <text:p>8822423</text:p>
          </table:table-cell>
          <table:table-cell office:value-type="float" office:value="77.7055" calcext:value-type="float">
            <text:p>77.7055</text:p>
          </table:table-cell>
          <table:table-cell office:value-type="float" office:value="77.7353" calcext:value-type="float">
            <text:p>77.7353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NoMatch/4096</text:p>
          </table:table-cell>
          <table:table-cell office:value-type="float" office:value="8823762" calcext:value-type="float">
            <text:p>8823762</text:p>
          </table:table-cell>
          <table:table-cell office:value-type="float" office:value="77.9274" calcext:value-type="float">
            <text:p>77.9274</text:p>
          </table:table-cell>
          <table:table-cell office:value-type="float" office:value="77.9578" calcext:value-type="float">
            <text:p>77.9578</text:p>
          </table:table-cell>
          <table:table-cell office:value-type="string" calcext:value-type="string">
            <text:p>ns</text:p>
          </table:table-cell>
          <table:table-cell table:formula="of:=[.M9]/[.R9]" office:value-type="float" office:value="0.999848250666779" calcext:value-type="float">
            <text:p>0.9998482507</text:p>
          </table:table-cell>
        </table:table-row>
        <table:table-row table:style-name="ro1">
          <table:table-cell office:value-type="string" calcext:value-type="string">
            <text:p>BM_StringFindNoMatch/32768</text:p>
          </table:table-cell>
          <table:table-cell office:value-type="float" office:value="1221272" calcext:value-type="float">
            <text:p>1221272</text:p>
          </table:table-cell>
          <table:table-cell office:value-type="float" office:value="557.508" calcext:value-type="float">
            <text:p>557.508</text:p>
          </table:table-cell>
          <table:table-cell office:value-type="float" office:value="557.727" calcext:value-type="float">
            <text:p>557.727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NoMatch/32768</text:p>
          </table:table-cell>
          <table:table-cell office:value-type="float" office:value="1227587" calcext:value-type="float">
            <text:p>1227587</text:p>
          </table:table-cell>
          <table:table-cell office:value-type="float" office:value="556.216" calcext:value-type="float">
            <text:p>556.216</text:p>
          </table:table-cell>
          <table:table-cell office:value-type="float" office:value="556.434" calcext:value-type="float">
            <text:p>556.434</text:p>
          </table:table-cell>
          <table:table-cell office:value-type="string" calcext:value-type="string">
            <text:p>ns</text:p>
          </table:table-cell>
          <table:table-cell table:formula="of:=[.G10]/[.B10]" office:value-type="float" office:value="1.00517083827354" calcext:value-type="float">
            <text:p>1.0051708383</text:p>
          </table:table-cell>
          <table:table-cell office:value-type="string" calcext:value-type="string">
            <text:p>BM_StringFindNoMatch/32768</text:p>
          </table:table-cell>
          <table:table-cell office:value-type="float" office:value="1229953" calcext:value-type="float">
            <text:p>1229953</text:p>
          </table:table-cell>
          <table:table-cell office:value-type="float" office:value="555.193" calcext:value-type="float">
            <text:p>555.193</text:p>
          </table:table-cell>
          <table:table-cell office:value-type="float" office:value="555.407" calcext:value-type="float">
            <text:p>555.407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NoMatch/32768</text:p>
          </table:table-cell>
          <table:table-cell office:value-type="float" office:value="1225945" calcext:value-type="float">
            <text:p>1225945</text:p>
          </table:table-cell>
          <table:table-cell office:value-type="float" office:value="556.461" calcext:value-type="float">
            <text:p>556.461</text:p>
          </table:table-cell>
          <table:table-cell office:value-type="float" office:value="556.673" calcext:value-type="float">
            <text:p>556.673</text:p>
          </table:table-cell>
          <table:table-cell office:value-type="string" calcext:value-type="string">
            <text:p>ns</text:p>
          </table:table-cell>
          <table:table-cell table:formula="of:=[.M10]/[.R10]" office:value-type="float" office:value="1.00326931469193" calcext:value-type="float">
            <text:p>1.0032693147</text:p>
          </table:table-cell>
        </table:table-row>
        <table:table-row table:style-name="ro1">
          <table:table-cell office:value-type="string" calcext:value-type="string">
            <text:p>BM_StringFindNoMatch/131072</text:p>
          </table:table-cell>
          <table:table-cell office:value-type="float" office:value="260821" calcext:value-type="float">
            <text:p>260821</text:p>
          </table:table-cell>
          <table:table-cell office:value-type="float" office:value="2674.53" calcext:value-type="float">
            <text:p>2674.53</text:p>
          </table:table-cell>
          <table:table-cell office:value-type="float" office:value="2675.58" calcext:value-type="float">
            <text:p>2675.58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NoMatch/131072</text:p>
          </table:table-cell>
          <table:table-cell office:value-type="float" office:value="260047" calcext:value-type="float">
            <text:p>260047</text:p>
          </table:table-cell>
          <table:table-cell office:value-type="float" office:value="2683.13" calcext:value-type="float">
            <text:p>2683.13</text:p>
          </table:table-cell>
          <table:table-cell office:value-type="float" office:value="2684.19" calcext:value-type="float">
            <text:p>2684.19</text:p>
          </table:table-cell>
          <table:table-cell office:value-type="string" calcext:value-type="string">
            <text:p>ns</text:p>
          </table:table-cell>
          <table:table-cell table:formula="of:=[.G11]/[.B11]" office:value-type="float" office:value="0.99703244754065" calcext:value-type="float">
            <text:p>0.9970324475</text:p>
          </table:table-cell>
          <table:table-cell office:value-type="string" calcext:value-type="string">
            <text:p>BM_StringFindNoMatch/131072</text:p>
          </table:table-cell>
          <table:table-cell office:value-type="float" office:value="259822" calcext:value-type="float">
            <text:p>259822</text:p>
          </table:table-cell>
          <table:table-cell office:value-type="float" office:value="2676.78" calcext:value-type="float">
            <text:p>2676.78</text:p>
          </table:table-cell>
          <table:table-cell office:value-type="float" office:value="2677.81" calcext:value-type="float">
            <text:p>2677.81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NoMatch/131072</text:p>
          </table:table-cell>
          <table:table-cell office:value-type="float" office:value="259911" calcext:value-type="float">
            <text:p>259911</text:p>
          </table:table-cell>
          <table:table-cell office:value-type="float" office:value="2683.54" calcext:value-type="float">
            <text:p>2683.54</text:p>
          </table:table-cell>
          <table:table-cell office:value-type="float" office:value="2684.58" calcext:value-type="float">
            <text:p>2684.58</text:p>
          </table:table-cell>
          <table:table-cell office:value-type="string" calcext:value-type="string">
            <text:p>ns</text:p>
          </table:table-cell>
          <table:table-cell table:formula="of:=[.M11]/[.R11]" office:value-type="float" office:value="0.999657575093013" calcext:value-type="float">
            <text:p>0.9996575751</text:p>
          </table:table-cell>
        </table:table-row>
        <table:table-row table:style-name="ro1">
          <table:table-cell office:value-type="string" calcext:value-type="string">
            <text:p>BM_StringFindAllMatch/16</text:p>
          </table:table-cell>
          <table:table-cell office:value-type="float" office:value="80732614" calcext:value-type="float">
            <text:p>80732614</text:p>
          </table:table-cell>
          <table:table-cell office:value-type="float" office:value="8.50298" calcext:value-type="float">
            <text:p>8.50298</text:p>
          </table:table-cell>
          <table:table-cell office:value-type="float" office:value="8.50635" calcext:value-type="float">
            <text:p>8.50635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AllMatch/16</text:p>
          </table:table-cell>
          <table:table-cell office:value-type="float" office:value="83340719" calcext:value-type="float">
            <text:p>83340719</text:p>
          </table:table-cell>
          <table:table-cell office:value-type="float" office:value="8.24652" calcext:value-type="float">
            <text:p>8.24652</text:p>
          </table:table-cell>
          <table:table-cell office:value-type="float" office:value="8.24976" calcext:value-type="float">
            <text:p>8.24976</text:p>
          </table:table-cell>
          <table:table-cell office:value-type="string" calcext:value-type="string">
            <text:p>ns</text:p>
          </table:table-cell>
          <table:table-cell table:formula="of:=[.G12]/[.B12]" office:value-type="float" office:value="1.03230546950951" calcext:value-type="float">
            <text:p>1.0323054695</text:p>
          </table:table-cell>
          <table:table-cell office:value-type="string" calcext:value-type="string">
            <text:p>BM_StringFindAllMatch/16</text:p>
          </table:table-cell>
          <table:table-cell office:value-type="float" office:value="83381758" calcext:value-type="float">
            <text:p>83381758</text:p>
          </table:table-cell>
          <table:table-cell office:value-type="float" office:value="8.24367" calcext:value-type="float">
            <text:p>8.24367</text:p>
          </table:table-cell>
          <table:table-cell office:value-type="float" office:value="8.24685" calcext:value-type="float">
            <text:p>8.24685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AllMatch/16</text:p>
          </table:table-cell>
          <table:table-cell office:value-type="float" office:value="80490602" calcext:value-type="float">
            <text:p>80490602</text:p>
          </table:table-cell>
          <table:table-cell office:value-type="float" office:value="8.4969" calcext:value-type="float">
            <text:p>8.4969</text:p>
          </table:table-cell>
          <table:table-cell office:value-type="float" office:value="8.50019" calcext:value-type="float">
            <text:p>8.50019</text:p>
          </table:table-cell>
          <table:table-cell office:value-type="string" calcext:value-type="string">
            <text:p>ns</text:p>
          </table:table-cell>
          <table:table-cell table:formula="of:=[.M12]/[.R12]" office:value-type="float" office:value="1.03591917476279" calcext:value-type="float">
            <text:p>1.0359191748</text:p>
          </table:table-cell>
        </table:table-row>
        <table:table-row table:style-name="ro1">
          <table:table-cell office:value-type="string" calcext:value-type="string">
            <text:p>BM_StringFindAllMatch/64</text:p>
          </table:table-cell>
          <table:table-cell office:value-type="float" office:value="74741689" calcext:value-type="float">
            <text:p>74741689</text:p>
          </table:table-cell>
          <table:table-cell office:value-type="float" office:value="9.20343" calcext:value-type="float">
            <text:p>9.20343</text:p>
          </table:table-cell>
          <table:table-cell office:value-type="float" office:value="9.20706" calcext:value-type="float">
            <text:p>9.2070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AllMatch/64</text:p>
          </table:table-cell>
          <table:table-cell office:value-type="float" office:value="71049342" calcext:value-type="float">
            <text:p>71049342</text:p>
          </table:table-cell>
          <table:table-cell office:value-type="float" office:value="9.68781" calcext:value-type="float">
            <text:p>9.68781</text:p>
          </table:table-cell>
          <table:table-cell office:value-type="float" office:value="9.69164" calcext:value-type="float">
            <text:p>9.69164</text:p>
          </table:table-cell>
          <table:table-cell office:value-type="string" calcext:value-type="string">
            <text:p>ns</text:p>
          </table:table-cell>
          <table:table-cell table:formula="of:=[.G13]/[.B13]" office:value-type="float" office:value="0.95059856086474" calcext:value-type="float">
            <text:p>0.9505985609</text:p>
          </table:table-cell>
          <table:table-cell office:value-type="string" calcext:value-type="string">
            <text:p>BM_StringFindAllMatch/64</text:p>
          </table:table-cell>
          <table:table-cell office:value-type="float" office:value="71160678" calcext:value-type="float">
            <text:p>71160678</text:p>
          </table:table-cell>
          <table:table-cell office:value-type="float" office:value="9.71789" calcext:value-type="float">
            <text:p>9.71789</text:p>
          </table:table-cell>
          <table:table-cell office:value-type="float" office:value="9.72167" calcext:value-type="float">
            <text:p>9.72167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AllMatch/64</text:p>
          </table:table-cell>
          <table:table-cell office:value-type="float" office:value="75021615" calcext:value-type="float">
            <text:p>75021615</text:p>
          </table:table-cell>
          <table:table-cell office:value-type="float" office:value="9.1945" calcext:value-type="float">
            <text:p>9.1945</text:p>
          </table:table-cell>
          <table:table-cell office:value-type="float" office:value="9.19809" calcext:value-type="float">
            <text:p>9.19809</text:p>
          </table:table-cell>
          <table:table-cell office:value-type="string" calcext:value-type="string">
            <text:p>ns</text:p>
          </table:table-cell>
          <table:table-cell table:formula="of:=[.M13]/[.R13]" office:value-type="float" office:value="0.948535672019324" calcext:value-type="float">
            <text:p>0.948535672</text:p>
          </table:table-cell>
        </table:table-row>
        <table:table-row table:style-name="ro1">
          <table:table-cell office:value-type="string" calcext:value-type="string">
            <text:p>BM_StringFindAllMatch/512</text:p>
          </table:table-cell>
          <table:table-cell office:value-type="float" office:value="30857567" calcext:value-type="float">
            <text:p>30857567</text:p>
          </table:table-cell>
          <table:table-cell office:value-type="float" office:value="22.5467" calcext:value-type="float">
            <text:p>22.5467</text:p>
          </table:table-cell>
          <table:table-cell office:value-type="float" office:value="22.5557" calcext:value-type="float">
            <text:p>22.5557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AllMatch/512</text:p>
          </table:table-cell>
          <table:table-cell office:value-type="float" office:value="29699466" calcext:value-type="float">
            <text:p>29699466</text:p>
          </table:table-cell>
          <table:table-cell office:value-type="float" office:value="23.4212" calcext:value-type="float">
            <text:p>23.4212</text:p>
          </table:table-cell>
          <table:table-cell office:value-type="float" office:value="23.4305" calcext:value-type="float">
            <text:p>23.4305</text:p>
          </table:table-cell>
          <table:table-cell office:value-type="string" calcext:value-type="string">
            <text:p>ns</text:p>
          </table:table-cell>
          <table:table-cell table:formula="of:=[.G14]/[.B14]" office:value-type="float" office:value="0.962469464945178" calcext:value-type="float">
            <text:p>0.9624694649</text:p>
          </table:table-cell>
          <table:table-cell office:value-type="string" calcext:value-type="string">
            <text:p>BM_StringFindAllMatch/512</text:p>
          </table:table-cell>
          <table:table-cell office:value-type="float" office:value="30684934" calcext:value-type="float">
            <text:p>30684934</text:p>
          </table:table-cell>
          <table:table-cell office:value-type="float" office:value="22.6952" calcext:value-type="float">
            <text:p>22.6952</text:p>
          </table:table-cell>
          <table:table-cell office:value-type="float" office:value="22.704" calcext:value-type="float">
            <text:p>22.704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AllMatch/512</text:p>
          </table:table-cell>
          <table:table-cell office:value-type="float" office:value="31445558" calcext:value-type="float">
            <text:p>31445558</text:p>
          </table:table-cell>
          <table:table-cell office:value-type="float" office:value="22.1342" calcext:value-type="float">
            <text:p>22.1342</text:p>
          </table:table-cell>
          <table:table-cell office:value-type="float" office:value="22.1428" calcext:value-type="float">
            <text:p>22.1428</text:p>
          </table:table-cell>
          <table:table-cell office:value-type="string" calcext:value-type="string">
            <text:p>ns</text:p>
          </table:table-cell>
          <table:table-cell table:formula="of:=[.M14]/[.R14]" office:value-type="float" office:value="0.975811400770818" calcext:value-type="float">
            <text:p>0.9758114008</text:p>
          </table:table-cell>
        </table:table-row>
        <table:table-row table:style-name="ro1">
          <table:table-cell office:value-type="string" calcext:value-type="string">
            <text:p>BM_StringFindAllMatch/4096</text:p>
          </table:table-cell>
          <table:table-cell office:value-type="float" office:value="6665062" calcext:value-type="float">
            <text:p>6665062</text:p>
          </table:table-cell>
          <table:table-cell office:value-type="float" office:value="104.266" calcext:value-type="float">
            <text:p>104.266</text:p>
          </table:table-cell>
          <table:table-cell office:value-type="float" office:value="104.307" calcext:value-type="float">
            <text:p>104.307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AllMatch/4096</text:p>
          </table:table-cell>
          <table:table-cell office:value-type="float" office:value="6597875" calcext:value-type="float">
            <text:p>6597875</text:p>
          </table:table-cell>
          <table:table-cell office:value-type="float" office:value="104.676" calcext:value-type="float">
            <text:p>104.676</text:p>
          </table:table-cell>
          <table:table-cell office:value-type="float" office:value="104.717" calcext:value-type="float">
            <text:p>104.717</text:p>
          </table:table-cell>
          <table:table-cell office:value-type="string" calcext:value-type="string">
            <text:p>ns</text:p>
          </table:table-cell>
          <table:table-cell table:formula="of:=[.G15]/[.B15]" office:value-type="float" office:value="0.989919523629338" calcext:value-type="float">
            <text:p>0.9899195236</text:p>
          </table:table-cell>
          <table:table-cell office:value-type="string" calcext:value-type="string">
            <text:p>BM_StringFindAllMatch/4096</text:p>
          </table:table-cell>
          <table:table-cell office:value-type="float" office:value="7286619" calcext:value-type="float">
            <text:p>7286619</text:p>
          </table:table-cell>
          <table:table-cell office:value-type="float" office:value="94.6387" calcext:value-type="float">
            <text:p>94.6387</text:p>
          </table:table-cell>
          <table:table-cell office:value-type="float" office:value="94.6751" calcext:value-type="float">
            <text:p>94.6751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AllMatch/4096</text:p>
          </table:table-cell>
          <table:table-cell office:value-type="float" office:value="7344032" calcext:value-type="float">
            <text:p>7344032</text:p>
          </table:table-cell>
          <table:table-cell office:value-type="float" office:value="94.1863" calcext:value-type="float">
            <text:p>94.1863</text:p>
          </table:table-cell>
          <table:table-cell office:value-type="float" office:value="94.2228" calcext:value-type="float">
            <text:p>94.2228</text:p>
          </table:table-cell>
          <table:table-cell office:value-type="string" calcext:value-type="string">
            <text:p>ns</text:p>
          </table:table-cell>
          <table:table-cell table:formula="of:=[.M15]/[.R15]" office:value-type="float" office:value="0.992182359771853" calcext:value-type="float">
            <text:p>0.9921823598</text:p>
          </table:table-cell>
        </table:table-row>
        <table:table-row table:style-name="ro1">
          <table:table-cell office:value-type="string" calcext:value-type="string">
            <text:p>BM_StringFindAllMatch/32768</text:p>
          </table:table-cell>
          <table:table-cell office:value-type="float" office:value="711101" calcext:value-type="float">
            <text:p>711101</text:p>
          </table:table-cell>
          <table:table-cell office:value-type="float" office:value="972.669" calcext:value-type="float">
            <text:p>972.669</text:p>
          </table:table-cell>
          <table:table-cell office:value-type="float" office:value="973.051" calcext:value-type="float">
            <text:p>973.051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AllMatch/32768</text:p>
          </table:table-cell>
          <table:table-cell office:value-type="float" office:value="708873" calcext:value-type="float">
            <text:p>708873</text:p>
          </table:table-cell>
          <table:table-cell office:value-type="float" office:value="973.472" calcext:value-type="float">
            <text:p>973.472</text:p>
          </table:table-cell>
          <table:table-cell office:value-type="float" office:value="973.853" calcext:value-type="float">
            <text:p>973.853</text:p>
          </table:table-cell>
          <table:table-cell office:value-type="string" calcext:value-type="string">
            <text:p>ns</text:p>
          </table:table-cell>
          <table:table-cell table:formula="of:=[.G16]/[.B16]" office:value-type="float" office:value="0.996866830450245" calcext:value-type="float">
            <text:p>0.9968668305</text:p>
          </table:table-cell>
          <table:table-cell office:value-type="string" calcext:value-type="string">
            <text:p>BM_StringFindAllMatch/32768</text:p>
          </table:table-cell>
          <table:table-cell office:value-type="float" office:value="811537" calcext:value-type="float">
            <text:p>811537</text:p>
          </table:table-cell>
          <table:table-cell office:value-type="float" office:value="848.437" calcext:value-type="float">
            <text:p>848.437</text:p>
          </table:table-cell>
          <table:table-cell office:value-type="float" office:value="848.764" calcext:value-type="float">
            <text:p>848.764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AllMatch/32768</text:p>
          </table:table-cell>
          <table:table-cell office:value-type="float" office:value="810791" calcext:value-type="float">
            <text:p>810791</text:p>
          </table:table-cell>
          <table:table-cell office:value-type="float" office:value="847.399" calcext:value-type="float">
            <text:p>847.399</text:p>
          </table:table-cell>
          <table:table-cell office:value-type="float" office:value="847.725" calcext:value-type="float">
            <text:p>847.725</text:p>
          </table:table-cell>
          <table:table-cell office:value-type="string" calcext:value-type="string">
            <text:p>ns</text:p>
          </table:table-cell>
          <table:table-cell table:formula="of:=[.M16]/[.R16]" office:value-type="float" office:value="1.00092008914751" calcext:value-type="float">
            <text:p>1.0009200891</text:p>
          </table:table-cell>
        </table:table-row>
        <table:table-row table:style-name="ro1">
          <table:table-cell office:value-type="string" calcext:value-type="string">
            <text:p>BM_StringFindAllMatch/131072</text:p>
          </table:table-cell>
          <table:table-cell office:value-type="float" office:value="208871628" calcext:value-type="float">
            <text:p>208871628</text:p>
          </table:table-cell>
          <table:table-cell office:value-type="float" office:value="3.35069" calcext:value-type="float">
            <text:p>3.35069</text:p>
          </table:table-cell>
          <table:table-cell office:value-type="float" office:value="3.352" calcext:value-type="float">
            <text:p>3.352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AllMatch/131072</text:p>
          </table:table-cell>
          <table:table-cell office:value-type="float" office:value="208505997" calcext:value-type="float">
            <text:p>208505997</text:p>
          </table:table-cell>
          <table:table-cell office:value-type="float" office:value="3.3576" calcext:value-type="float">
            <text:p>3.3576</text:p>
          </table:table-cell>
          <table:table-cell office:value-type="float" office:value="3.35892" calcext:value-type="float">
            <text:p>3.35892</text:p>
          </table:table-cell>
          <table:table-cell office:value-type="string" calcext:value-type="string">
            <text:p>ns</text:p>
          </table:table-cell>
          <table:table-cell table:formula="of:=[.G17]/[.B17]" office:value-type="float" office:value="0.99824949418214" calcext:value-type="float">
            <text:p>0.9982494942</text:p>
          </table:table-cell>
          <table:table-cell office:value-type="string" calcext:value-type="string">
            <text:p>BM_StringFindAllMatch/131072</text:p>
          </table:table-cell>
          <table:table-cell office:value-type="float" office:value="198005" calcext:value-type="float">
            <text:p>198005</text:p>
          </table:table-cell>
          <table:table-cell office:value-type="float" office:value="3534.13" calcext:value-type="float">
            <text:p>3534.13</text:p>
          </table:table-cell>
          <table:table-cell office:value-type="float" office:value="3535.5" calcext:value-type="float">
            <text:p>3535.5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AllMatch/131072</text:p>
          </table:table-cell>
          <table:table-cell office:value-type="float" office:value="198264" calcext:value-type="float">
            <text:p>198264</text:p>
          </table:table-cell>
          <table:table-cell office:value-type="float" office:value="3523.62" calcext:value-type="float">
            <text:p>3523.62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ns</text:p>
          </table:table-cell>
          <table:table-cell table:formula="of:=[.M17]/[.R17]" office:value-type="float" office:value="0.998693660977283" calcext:value-type="float">
            <text:p>0.998693661</text:p>
          </table:table-cell>
        </table:table-row>
        <table:table-row table:style-name="ro1">
          <table:table-cell office:value-type="string" calcext:value-type="string">
            <text:p>BM_StringFindMatch1/16</text:p>
          </table:table-cell>
          <table:table-cell office:value-type="float" office:value="518836" calcext:value-type="float">
            <text:p>518836</text:p>
          </table:table-cell>
          <table:table-cell office:value-type="float" office:value="1335.2" calcext:value-type="float">
            <text:p>1335.2</text:p>
          </table:table-cell>
          <table:table-cell office:value-type="float" office:value="1335.72" calcext:value-type="float">
            <text:p>1335.72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1/16</text:p>
          </table:table-cell>
          <table:table-cell office:value-type="float" office:value="515369" calcext:value-type="float">
            <text:p>515369</text:p>
          </table:table-cell>
          <table:table-cell office:value-type="float" office:value="1337.23" calcext:value-type="float">
            <text:p>1337.23</text:p>
          </table:table-cell>
          <table:table-cell office:value-type="float" office:value="1337.75" calcext:value-type="float">
            <text:p>1337.75</text:p>
          </table:table-cell>
          <table:table-cell office:value-type="string" calcext:value-type="string">
            <text:p>ns</text:p>
          </table:table-cell>
          <table:table-cell table:formula="of:=[.G18]/[.B18]" office:value-type="float" office:value="0.993317734312962" calcext:value-type="float">
            <text:p>0.9933177343</text:p>
          </table:table-cell>
          <table:table-cell office:value-type="string" calcext:value-type="string">
            <text:p>BM_StringFindMatch1/16</text:p>
          </table:table-cell>
          <table:table-cell office:value-type="float" office:value="513431" calcext:value-type="float">
            <text:p>513431</text:p>
          </table:table-cell>
          <table:table-cell office:value-type="float" office:value="1342.31" calcext:value-type="float">
            <text:p>1342.31</text:p>
          </table:table-cell>
          <table:table-cell office:value-type="float" office:value="1342.83" calcext:value-type="float">
            <text:p>1342.83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1/16</text:p>
          </table:table-cell>
          <table:table-cell office:value-type="float" office:value="516938" calcext:value-type="float">
            <text:p>516938</text:p>
          </table:table-cell>
          <table:table-cell office:value-type="float" office:value="1337.14" calcext:value-type="float">
            <text:p>1337.14</text:p>
          </table:table-cell>
          <table:table-cell office:value-type="float" office:value="1337.65" calcext:value-type="float">
            <text:p>1337.65</text:p>
          </table:table-cell>
          <table:table-cell office:value-type="string" calcext:value-type="string">
            <text:p>ns</text:p>
          </table:table-cell>
          <table:table-cell table:formula="of:=[.M18]/[.R18]" office:value-type="float" office:value="0.993215820852791" calcext:value-type="float">
            <text:p>0.9932158209</text:p>
          </table:table-cell>
        </table:table-row>
        <table:table-row table:style-name="ro1">
          <table:table-cell office:value-type="string" calcext:value-type="string">
            <text:p>BM_StringFindMatch1/64</text:p>
          </table:table-cell>
          <table:table-cell office:value-type="float" office:value="518125" calcext:value-type="float">
            <text:p>518125</text:p>
          </table:table-cell>
          <table:table-cell office:value-type="float" office:value="1336.34" calcext:value-type="float">
            <text:p>1336.34</text:p>
          </table:table-cell>
          <table:table-cell office:value-type="float" office:value="1336.87" calcext:value-type="float">
            <text:p>1336.87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1/64</text:p>
          </table:table-cell>
          <table:table-cell office:value-type="float" office:value="517128" calcext:value-type="float">
            <text:p>517128</text:p>
          </table:table-cell>
          <table:table-cell office:value-type="float" office:value="1338.45" calcext:value-type="float">
            <text:p>1338.45</text:p>
          </table:table-cell>
          <table:table-cell office:value-type="float" office:value="1338.98" calcext:value-type="float">
            <text:p>1338.98</text:p>
          </table:table-cell>
          <table:table-cell office:value-type="string" calcext:value-type="string">
            <text:p>ns</text:p>
          </table:table-cell>
          <table:table-cell table:formula="of:=[.G19]/[.B19]" office:value-type="float" office:value="0.998075753920386" calcext:value-type="float">
            <text:p>0.9980757539</text:p>
          </table:table-cell>
          <table:table-cell office:value-type="string" calcext:value-type="string">
            <text:p>BM_StringFindMatch1/64</text:p>
          </table:table-cell>
          <table:table-cell office:value-type="float" office:value="515083" calcext:value-type="float">
            <text:p>515083</text:p>
          </table:table-cell>
          <table:table-cell office:value-type="float" office:value="1344.78" calcext:value-type="float">
            <text:p>1344.78</text:p>
          </table:table-cell>
          <table:table-cell office:value-type="float" office:value="1345.31" calcext:value-type="float">
            <text:p>1345.31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1/64</text:p>
          </table:table-cell>
          <table:table-cell office:value-type="float" office:value="515701" calcext:value-type="float">
            <text:p>515701</text:p>
          </table:table-cell>
          <table:table-cell office:value-type="float" office:value="1338.27" calcext:value-type="float">
            <text:p>1338.27</text:p>
          </table:table-cell>
          <table:table-cell office:value-type="float" office:value="1338.78" calcext:value-type="float">
            <text:p>1338.78</text:p>
          </table:table-cell>
          <table:table-cell office:value-type="string" calcext:value-type="string">
            <text:p>ns</text:p>
          </table:table-cell>
          <table:table-cell table:formula="of:=[.M19]/[.R19]" office:value-type="float" office:value="0.998801631177756" calcext:value-type="float">
            <text:p>0.9988016312</text:p>
          </table:table-cell>
        </table:table-row>
        <table:table-row table:style-name="ro1">
          <table:table-cell office:value-type="string" calcext:value-type="string">
            <text:p>BM_StringFindMatch1/512</text:p>
          </table:table-cell>
          <table:table-cell office:value-type="float" office:value="511837" calcext:value-type="float">
            <text:p>511837</text:p>
          </table:table-cell>
          <table:table-cell office:value-type="float" office:value="1356.58" calcext:value-type="float">
            <text:p>1356.58</text:p>
          </table:table-cell>
          <table:table-cell office:value-type="float" office:value="1357.11" calcext:value-type="float">
            <text:p>1357.11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1/512</text:p>
          </table:table-cell>
          <table:table-cell office:value-type="float" office:value="510686" calcext:value-type="float">
            <text:p>510686</text:p>
          </table:table-cell>
          <table:table-cell office:value-type="float" office:value="1356.43" calcext:value-type="float">
            <text:p>1356.43</text:p>
          </table:table-cell>
          <table:table-cell office:value-type="float" office:value="1356.96" calcext:value-type="float">
            <text:p>1356.96</text:p>
          </table:table-cell>
          <table:table-cell office:value-type="string" calcext:value-type="string">
            <text:p>ns</text:p>
          </table:table-cell>
          <table:table-cell table:formula="of:=[.G20]/[.B20]" office:value-type="float" office:value="0.997751237210284" calcext:value-type="float">
            <text:p>0.9977512372</text:p>
          </table:table-cell>
          <table:table-cell office:value-type="string" calcext:value-type="string">
            <text:p>BM_StringFindMatch1/512</text:p>
          </table:table-cell>
          <table:table-cell office:value-type="float" office:value="509857" calcext:value-type="float">
            <text:p>509857</text:p>
          </table:table-cell>
          <table:table-cell office:value-type="float" office:value="1364.49" calcext:value-type="float">
            <text:p>1364.49</text:p>
          </table:table-cell>
          <table:table-cell office:value-type="float" office:value="1365.03" calcext:value-type="float">
            <text:p>1365.03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1/512</text:p>
          </table:table-cell>
          <table:table-cell office:value-type="float" office:value="510406" calcext:value-type="float">
            <text:p>510406</text:p>
          </table:table-cell>
          <table:table-cell office:value-type="float" office:value="1355.81" calcext:value-type="float">
            <text:p>1355.81</text:p>
          </table:table-cell>
          <table:table-cell office:value-type="float" office:value="1356.34" calcext:value-type="float">
            <text:p>1356.34</text:p>
          </table:table-cell>
          <table:table-cell office:value-type="string" calcext:value-type="string">
            <text:p>ns</text:p>
          </table:table-cell>
          <table:table-cell table:formula="of:=[.M20]/[.R20]" office:value-type="float" office:value="0.998924385685121" calcext:value-type="float">
            <text:p>0.9989243857</text:p>
          </table:table-cell>
        </table:table-row>
        <table:table-row table:style-name="ro1">
          <table:table-cell office:value-type="string" calcext:value-type="string">
            <text:p>BM_StringFindMatch1/4096</text:p>
          </table:table-cell>
          <table:table-cell office:value-type="float" office:value="466708" calcext:value-type="float">
            <text:p>466708</text:p>
          </table:table-cell>
          <table:table-cell office:value-type="float" office:value="1484.12" calcext:value-type="float">
            <text:p>1484.12</text:p>
          </table:table-cell>
          <table:table-cell office:value-type="float" office:value="1484.71" calcext:value-type="float">
            <text:p>1484.71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1/4096</text:p>
          </table:table-cell>
          <table:table-cell office:value-type="float" office:value="465415" calcext:value-type="float">
            <text:p>465415</text:p>
          </table:table-cell>
          <table:table-cell office:value-type="float" office:value="1482.49" calcext:value-type="float">
            <text:p>1482.49</text:p>
          </table:table-cell>
          <table:table-cell office:value-type="float" office:value="1483.07" calcext:value-type="float">
            <text:p>1483.07</text:p>
          </table:table-cell>
          <table:table-cell office:value-type="string" calcext:value-type="string">
            <text:p>ns</text:p>
          </table:table-cell>
          <table:table-cell table:formula="of:=[.G21]/[.B21]" office:value-type="float" office:value="0.997229531098674" calcext:value-type="float">
            <text:p>0.9972295311</text:p>
          </table:table-cell>
          <table:table-cell office:value-type="string" calcext:value-type="string">
            <text:p>BM_StringFindMatch1/4096</text:p>
          </table:table-cell>
          <table:table-cell office:value-type="float" office:value="464784" calcext:value-type="float">
            <text:p>464784</text:p>
          </table:table-cell>
          <table:table-cell office:value-type="float" office:value="1488.54" calcext:value-type="float">
            <text:p>1488.54</text:p>
          </table:table-cell>
          <table:table-cell office:value-type="float" office:value="1489.12" calcext:value-type="float">
            <text:p>1489.12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1/4096</text:p>
          </table:table-cell>
          <table:table-cell office:value-type="float" office:value="464401" calcext:value-type="float">
            <text:p>464401</text:p>
          </table:table-cell>
          <table:table-cell office:value-type="float" office:value="1490.19" calcext:value-type="float">
            <text:p>1490.19</text:p>
          </table:table-cell>
          <table:table-cell office:value-type="float" office:value="1490.78" calcext:value-type="float">
            <text:p>1490.78</text:p>
          </table:table-cell>
          <table:table-cell office:value-type="string" calcext:value-type="string">
            <text:p>ns</text:p>
          </table:table-cell>
          <table:table-cell table:formula="of:=[.M21]/[.R21]" office:value-type="float" office:value="1.00082471829303" calcext:value-type="float">
            <text:p>1.0008247183</text:p>
          </table:table-cell>
        </table:table-row>
        <table:table-row table:style-name="ro1">
          <table:table-cell office:value-type="string" calcext:value-type="string">
            <text:p>BM_StringFindMatch1/32768</text:p>
          </table:table-cell>
          <table:table-cell office:value-type="float" office:value="319594" calcext:value-type="float">
            <text:p>319594</text:p>
          </table:table-cell>
          <table:table-cell office:value-type="float" office:value="2174.88" calcext:value-type="float">
            <text:p>2174.88</text:p>
          </table:table-cell>
          <table:table-cell office:value-type="float" office:value="2175.74" calcext:value-type="float">
            <text:p>2175.74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1/32768</text:p>
          </table:table-cell>
          <table:table-cell office:value-type="float" office:value="315250" calcext:value-type="float">
            <text:p>315250</text:p>
          </table:table-cell>
          <table:table-cell office:value-type="float" office:value="2204.56" calcext:value-type="float">
            <text:p>2204.56</text:p>
          </table:table-cell>
          <table:table-cell office:value-type="float" office:value="2205.43" calcext:value-type="float">
            <text:p>2205.43</text:p>
          </table:table-cell>
          <table:table-cell office:value-type="string" calcext:value-type="string">
            <text:p>ns</text:p>
          </table:table-cell>
          <table:table-cell table:formula="of:=[.G22]/[.B22]" office:value-type="float" office:value="0.986407754838952" calcext:value-type="float">
            <text:p>0.9864077548</text:p>
          </table:table-cell>
          <table:table-cell office:value-type="string" calcext:value-type="string">
            <text:p>BM_StringFindMatch1/32768</text:p>
          </table:table-cell>
          <table:table-cell office:value-type="float" office:value="312190" calcext:value-type="float">
            <text:p>312190</text:p>
          </table:table-cell>
          <table:table-cell office:value-type="float" office:value="2229.9" calcext:value-type="float">
            <text:p>2229.9</text:p>
          </table:table-cell>
          <table:table-cell office:value-type="float" office:value="2230.77" calcext:value-type="float">
            <text:p>2230.77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1/32768</text:p>
          </table:table-cell>
          <table:table-cell office:value-type="float" office:value="319294" calcext:value-type="float">
            <text:p>319294</text:p>
          </table:table-cell>
          <table:table-cell office:value-type="float" office:value="2174.86" calcext:value-type="float">
            <text:p>2174.86</text:p>
          </table:table-cell>
          <table:table-cell office:value-type="float" office:value="2175.71" calcext:value-type="float">
            <text:p>2175.71</text:p>
          </table:table-cell>
          <table:table-cell office:value-type="string" calcext:value-type="string">
            <text:p>ns</text:p>
          </table:table-cell>
          <table:table-cell table:formula="of:=[.M22]/[.R22]" office:value-type="float" office:value="0.9777509129517" calcext:value-type="float">
            <text:p>0.977750913</text:p>
          </table:table-cell>
        </table:table-row>
        <table:table-row table:style-name="ro1">
          <table:table-cell office:value-type="string" calcext:value-type="string">
            <text:p>BM_StringFindMatch2/16</text:p>
          </table:table-cell>
          <table:table-cell office:value-type="float" office:value="517850" calcext:value-type="float">
            <text:p>517850</text:p>
          </table:table-cell>
          <table:table-cell office:value-type="float" office:value="1335.82" calcext:value-type="float">
            <text:p>1335.82</text:p>
          </table:table-cell>
          <table:table-cell office:value-type="float" office:value="1336.35" calcext:value-type="float">
            <text:p>1336.35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2/16</text:p>
          </table:table-cell>
          <table:table-cell office:value-type="float" office:value="514917" calcext:value-type="float">
            <text:p>514917</text:p>
          </table:table-cell>
          <table:table-cell office:value-type="float" office:value="1337.16" calcext:value-type="float">
            <text:p>1337.16</text:p>
          </table:table-cell>
          <table:table-cell office:value-type="float" office:value="1337.69" calcext:value-type="float">
            <text:p>1337.69</text:p>
          </table:table-cell>
          <table:table-cell office:value-type="string" calcext:value-type="string">
            <text:p>ns</text:p>
          </table:table-cell>
          <table:table-cell table:formula="of:=[.G23]/[.B23]" office:value-type="float" office:value="0.994336197740659" calcext:value-type="float">
            <text:p>0.9943361977</text:p>
          </table:table-cell>
          <table:table-cell office:value-type="string" calcext:value-type="string">
            <text:p>BM_StringFindMatch2/16</text:p>
          </table:table-cell>
          <table:table-cell office:value-type="float" office:value="514506" calcext:value-type="float">
            <text:p>514506</text:p>
          </table:table-cell>
          <table:table-cell office:value-type="float" office:value="1341.99" calcext:value-type="float">
            <text:p>1341.99</text:p>
          </table:table-cell>
          <table:table-cell office:value-type="float" office:value="1342.51" calcext:value-type="float">
            <text:p>1342.51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2/16</text:p>
          </table:table-cell>
          <table:table-cell office:value-type="float" office:value="515915" calcext:value-type="float">
            <text:p>515915</text:p>
          </table:table-cell>
          <table:table-cell office:value-type="float" office:value="1336.93" calcext:value-type="float">
            <text:p>1336.93</text:p>
          </table:table-cell>
          <table:table-cell office:value-type="float" office:value="1337.45" calcext:value-type="float">
            <text:p>1337.45</text:p>
          </table:table-cell>
          <table:table-cell office:value-type="string" calcext:value-type="string">
            <text:p>ns</text:p>
          </table:table-cell>
          <table:table-cell table:formula="of:=[.M23]/[.R23]" office:value-type="float" office:value="0.997268929959393" calcext:value-type="float">
            <text:p>0.99726893</text:p>
          </table:table-cell>
        </table:table-row>
        <table:table-row table:style-name="ro1">
          <table:table-cell office:value-type="string" calcext:value-type="string">
            <text:p>BM_StringFindMatch2/64</text:p>
          </table:table-cell>
          <table:table-cell office:value-type="float" office:value="515601" calcext:value-type="float">
            <text:p>515601</text:p>
          </table:table-cell>
          <table:table-cell office:value-type="float" office:value="1343.42" calcext:value-type="float">
            <text:p>1343.42</text:p>
          </table:table-cell>
          <table:table-cell office:value-type="float" office:value="1343.95" calcext:value-type="float">
            <text:p>1343.95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2/64</text:p>
          </table:table-cell>
          <table:table-cell office:value-type="float" office:value="515328" calcext:value-type="float">
            <text:p>515328</text:p>
          </table:table-cell>
          <table:table-cell office:value-type="float" office:value="1343.8" calcext:value-type="float">
            <text:p>1343.8</text:p>
          </table:table-cell>
          <table:table-cell office:value-type="float" office:value="1344.34" calcext:value-type="float">
            <text:p>1344.34</text:p>
          </table:table-cell>
          <table:table-cell office:value-type="string" calcext:value-type="string">
            <text:p>ns</text:p>
          </table:table-cell>
          <table:table-cell table:formula="of:=[.G24]/[.B24]" office:value-type="float" office:value="0.999470520809696" calcext:value-type="float">
            <text:p>0.9994705208</text:p>
          </table:table-cell>
          <table:table-cell office:value-type="string" calcext:value-type="string">
            <text:p>BM_StringFindMatch2/64</text:p>
          </table:table-cell>
          <table:table-cell office:value-type="float" office:value="513383" calcext:value-type="float">
            <text:p>513383</text:p>
          </table:table-cell>
          <table:table-cell office:value-type="float" office:value="1350.05" calcext:value-type="float">
            <text:p>1350.05</text:p>
          </table:table-cell>
          <table:table-cell office:value-type="float" office:value="1350.58" calcext:value-type="float">
            <text:p>1350.58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2/64</text:p>
          </table:table-cell>
          <table:table-cell office:value-type="float" office:value="515230" calcext:value-type="float">
            <text:p>515230</text:p>
          </table:table-cell>
          <table:table-cell office:value-type="float" office:value="1343.71" calcext:value-type="float">
            <text:p>1343.71</text:p>
          </table:table-cell>
          <table:table-cell office:value-type="float" office:value="1344.23" calcext:value-type="float">
            <text:p>1344.23</text:p>
          </table:table-cell>
          <table:table-cell office:value-type="string" calcext:value-type="string">
            <text:p>ns</text:p>
          </table:table-cell>
          <table:table-cell table:formula="of:=[.M24]/[.R24]" office:value-type="float" office:value="0.996415193214681" calcext:value-type="float">
            <text:p>0.9964151932</text:p>
          </table:table-cell>
        </table:table-row>
        <table:table-row table:style-name="ro1">
          <table:table-cell office:value-type="string" calcext:value-type="string">
            <text:p>BM_StringFindMatch2/512</text:p>
          </table:table-cell>
          <table:table-cell office:value-type="float" office:value="509062" calcext:value-type="float">
            <text:p>509062</text:p>
          </table:table-cell>
          <table:table-cell office:value-type="float" office:value="1361.32" calcext:value-type="float">
            <text:p>1361.32</text:p>
          </table:table-cell>
          <table:table-cell office:value-type="float" office:value="1361.86" calcext:value-type="float">
            <text:p>1361.8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2/512</text:p>
          </table:table-cell>
          <table:table-cell office:value-type="float" office:value="508383" calcext:value-type="float">
            <text:p>508383</text:p>
          </table:table-cell>
          <table:table-cell office:value-type="float" office:value="1360.71" calcext:value-type="float">
            <text:p>1360.71</text:p>
          </table:table-cell>
          <table:table-cell office:value-type="float" office:value="1361.24" calcext:value-type="float">
            <text:p>1361.24</text:p>
          </table:table-cell>
          <table:table-cell office:value-type="string" calcext:value-type="string">
            <text:p>ns</text:p>
          </table:table-cell>
          <table:table-cell table:formula="of:=[.G25]/[.B25]" office:value-type="float" office:value="0.998666174257752" calcext:value-type="float">
            <text:p>0.9986661743</text:p>
          </table:table-cell>
          <table:table-cell office:value-type="string" calcext:value-type="string">
            <text:p>BM_StringFindMatch2/512</text:p>
          </table:table-cell>
          <table:table-cell office:value-type="float" office:value="507300" calcext:value-type="float">
            <text:p>507300</text:p>
          </table:table-cell>
          <table:table-cell office:value-type="float" office:value="1369.33" calcext:value-type="float">
            <text:p>1369.33</text:p>
          </table:table-cell>
          <table:table-cell office:value-type="float" office:value="1369.87" calcext:value-type="float">
            <text:p>1369.87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2/512</text:p>
          </table:table-cell>
          <table:table-cell office:value-type="float" office:value="508966" calcext:value-type="float">
            <text:p>508966</text:p>
          </table:table-cell>
          <table:table-cell office:value-type="float" office:value="1361.42" calcext:value-type="float">
            <text:p>1361.42</text:p>
          </table:table-cell>
          <table:table-cell office:value-type="float" office:value="1361.95" calcext:value-type="float">
            <text:p>1361.95</text:p>
          </table:table-cell>
          <table:table-cell office:value-type="string" calcext:value-type="string">
            <text:p>ns</text:p>
          </table:table-cell>
          <table:table-cell table:formula="of:=[.M25]/[.R25]" office:value-type="float" office:value="0.996726696871697" calcext:value-type="float">
            <text:p>0.9967266969</text:p>
          </table:table-cell>
        </table:table-row>
        <table:table-row table:style-name="ro1">
          <table:table-cell office:value-type="string" calcext:value-type="string">
            <text:p>BM_StringFindMatch2/4096</text:p>
          </table:table-cell>
          <table:table-cell office:value-type="float" office:value="464712" calcext:value-type="float">
            <text:p>464712</text:p>
          </table:table-cell>
          <table:table-cell office:value-type="float" office:value="1490.04" calcext:value-type="float">
            <text:p>1490.04</text:p>
          </table:table-cell>
          <table:table-cell office:value-type="float" office:value="1490.64" calcext:value-type="float">
            <text:p>1490.64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2/4096</text:p>
          </table:table-cell>
          <table:table-cell office:value-type="float" office:value="465927" calcext:value-type="float">
            <text:p>465927</text:p>
          </table:table-cell>
          <table:table-cell office:value-type="float" office:value="1487.09" calcext:value-type="float">
            <text:p>1487.09</text:p>
          </table:table-cell>
          <table:table-cell office:value-type="float" office:value="1487.67" calcext:value-type="float">
            <text:p>1487.67</text:p>
          </table:table-cell>
          <table:table-cell office:value-type="string" calcext:value-type="string">
            <text:p>ns</text:p>
          </table:table-cell>
          <table:table-cell table:formula="of:=[.G26]/[.B26]" office:value-type="float" office:value="1.00261452254299" calcext:value-type="float">
            <text:p>1.0026145225</text:p>
          </table:table-cell>
          <table:table-cell office:value-type="string" calcext:value-type="string">
            <text:p>BM_StringFindMatch2/4096</text:p>
          </table:table-cell>
          <table:table-cell office:value-type="float" office:value="465193" calcext:value-type="float">
            <text:p>465193</text:p>
          </table:table-cell>
          <table:table-cell office:value-type="float" office:value="1493.35" calcext:value-type="float">
            <text:p>1493.35</text:p>
          </table:table-cell>
          <table:table-cell office:value-type="float" office:value="1493.93" calcext:value-type="float">
            <text:p>1493.93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2/4096</text:p>
          </table:table-cell>
          <table:table-cell office:value-type="float" office:value="464890" calcext:value-type="float">
            <text:p>464890</text:p>
          </table:table-cell>
          <table:table-cell office:value-type="float" office:value="1491.98" calcext:value-type="float">
            <text:p>1491.98</text:p>
          </table:table-cell>
          <table:table-cell office:value-type="float" office:value="1492.57" calcext:value-type="float">
            <text:p>1492.57</text:p>
          </table:table-cell>
          <table:table-cell office:value-type="string" calcext:value-type="string">
            <text:p>ns</text:p>
          </table:table-cell>
          <table:table-cell table:formula="of:=[.M26]/[.R26]" office:value-type="float" office:value="1.00065176708469" calcext:value-type="float">
            <text:p>1.0006517671</text:p>
          </table:table-cell>
        </table:table-row>
        <table:table-row table:style-name="ro1">
          <table:table-cell office:value-type="string" calcext:value-type="string">
            <text:p>BM_StringFindMatch2/32768</text:p>
          </table:table-cell>
          <table:table-cell office:value-type="float" office:value="319591" calcext:value-type="float">
            <text:p>319591</text:p>
          </table:table-cell>
          <table:table-cell office:value-type="float" office:value="2177.98" calcext:value-type="float">
            <text:p>2177.98</text:p>
          </table:table-cell>
          <table:table-cell office:value-type="float" office:value="2178.85" calcext:value-type="float">
            <text:p>2178.85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2/32768</text:p>
          </table:table-cell>
          <table:table-cell office:value-type="float" office:value="315501" calcext:value-type="float">
            <text:p>315501</text:p>
          </table:table-cell>
          <table:table-cell office:value-type="float" office:value="2207.92" calcext:value-type="float">
            <text:p>2207.92</text:p>
          </table:table-cell>
          <table:table-cell office:value-type="float" office:value="2208.79" calcext:value-type="float">
            <text:p>2208.79</text:p>
          </table:table-cell>
          <table:table-cell office:value-type="string" calcext:value-type="string">
            <text:p>ns</text:p>
          </table:table-cell>
          <table:table-cell table:formula="of:=[.G27]/[.B27]" office:value-type="float" office:value="0.987202393058628" calcext:value-type="float">
            <text:p>0.9872023931</text:p>
          </table:table-cell>
          <table:table-cell office:value-type="string" calcext:value-type="string">
            <text:p>BM_StringFindMatch2/32768</text:p>
          </table:table-cell>
          <table:table-cell office:value-type="float" office:value="311876" calcext:value-type="float">
            <text:p>311876</text:p>
          </table:table-cell>
          <table:table-cell office:value-type="float" office:value="2235.61" calcext:value-type="float">
            <text:p>2235.61</text:p>
          </table:table-cell>
          <table:table-cell office:value-type="float" office:value="2236.48" calcext:value-type="float">
            <text:p>2236.48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2/32768</text:p>
          </table:table-cell>
          <table:table-cell office:value-type="float" office:value="319926" calcext:value-type="float">
            <text:p>319926</text:p>
          </table:table-cell>
          <table:table-cell office:value-type="float" office:value="2179.43" calcext:value-type="float">
            <text:p>2179.43</text:p>
          </table:table-cell>
          <table:table-cell office:value-type="float" office:value="2180.27" calcext:value-type="float">
            <text:p>2180.27</text:p>
          </table:table-cell>
          <table:table-cell office:value-type="string" calcext:value-type="string">
            <text:p>ns</text:p>
          </table:table-cell>
          <table:table-cell table:formula="of:=[.M27]/[.R27]" office:value-type="float" office:value="0.974837931271606" calcext:value-type="float">
            <text:p>0.9748379313</text:p>
          </table:table-cell>
        </table:table-row>
        <table:table-row table:style-name="ro1">
          <table:table-cell office:value-type="string" calcext:value-type="string">
            <text:p>BM_StringRegression</text:p>
          </table:table-cell>
          <table:table-cell office:value-type="float" office:value="6904442" calcext:value-type="float">
            <text:p>6904442</text:p>
          </table:table-cell>
          <table:table-cell office:value-type="float" office:value="100.421" calcext:value-type="float">
            <text:p>100.421</text:p>
          </table:table-cell>
          <table:table-cell office:value-type="float" office:value="100.461" calcext:value-type="float">
            <text:p>100.461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Regression</text:p>
          </table:table-cell>
          <table:table-cell office:value-type="float" office:value="6721925" calcext:value-type="float">
            <text:p>6721925</text:p>
          </table:table-cell>
          <table:table-cell office:value-type="float" office:value="102.902" calcext:value-type="float">
            <text:p>102.902</text:p>
          </table:table-cell>
          <table:table-cell office:value-type="float" office:value="102.943" calcext:value-type="float">
            <text:p>102.943</text:p>
          </table:table-cell>
          <table:table-cell office:value-type="string" calcext:value-type="string">
            <text:p>ns</text:p>
          </table:table-cell>
          <table:table-cell table:formula="of:=[.G28]/[.B28]" office:value-type="float" office:value="0.973565278700292" calcext:value-type="float">
            <text:p>0.9735652787</text:p>
          </table:table-cell>
          <table:table-cell office:value-type="string" calcext:value-type="string">
            <text:p>BM_StringRegression</text:p>
          </table:table-cell>
          <table:table-cell office:value-type="float" office:value="6332697" calcext:value-type="float">
            <text:p>6332697</text:p>
          </table:table-cell>
          <table:table-cell office:value-type="float" office:value="108.944" calcext:value-type="float">
            <text:p>108.944</text:p>
          </table:table-cell>
          <table:table-cell office:value-type="float" office:value="108.986" calcext:value-type="float">
            <text:p>108.98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Regression</text:p>
          </table:table-cell>
          <table:table-cell office:value-type="float" office:value="6524234" calcext:value-type="float">
            <text:p>6524234</text:p>
          </table:table-cell>
          <table:table-cell office:value-type="float" office:value="106.26" calcext:value-type="float">
            <text:p>106.26</text:p>
          </table:table-cell>
          <table:table-cell office:value-type="float" office:value="106.301" calcext:value-type="float">
            <text:p>106.301</text:p>
          </table:table-cell>
          <table:table-cell office:value-type="string" calcext:value-type="string">
            <text:p>ns</text:p>
          </table:table-cell>
          <table:table-cell table:formula="of:=[.M28]/[.R28]" office:value-type="float" office:value="0.970642224052663" calcext:value-type="float">
            <text:p>0.970642224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eomean</text:p>
          </table:table-cell>
          <table:table-cell table:formula="of:=GEOMEAN([.K6:.K28])" office:value-type="float" office:value="0.98985082307885" calcext:value-type="float">
            <text:p>0.9898508231</text:p>
          </table:table-cell>
          <table:table-cell table:number-columns-repeated="9"/>
          <table:table-cell office:value-type="string" calcext:value-type="string">
            <text:p>Geomean</text:p>
          </table:table-cell>
          <table:table-cell table:formula="of:=GEOMEAN([.V6:.V28])" office:value-type="float" office:value="0.990575740165431" calcext:value-type="float">
            <text:p>0.990575740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Offset = 1 (skips redundant comparison, may cause misaligned load)</text:p>
          </table:table-cell>
          <table:table-cell table:number-columns-repeated="4"/>
          <table:table-cell office:value-type="string" calcext:value-type="string">
            <text:p>Offset=0 (compares the first match as well =&gt; possibly aligned load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n on (8 X 3400 MHz CPU s)</text:p>
          </table:table-cell>
          <table:table-cell/>
          <table:table-cell office:value-type="string" calcext:value-type="string">
            <text:p>Build-gcc-base</text:p>
          </table:table-cell>
          <table:table-cell table:number-columns-repeated="2"/>
          <table:table-cell office:value-type="string" calcext:value-type="string">
            <text:p>Run on (8 X 3400 MHz CPU s)</text:p>
          </table:table-cell>
          <table:table-cell table:number-columns-repeated="2"/>
          <table:table-cell office:value-type="string" calcext:value-type="string">
            <text:p>build-gcc-base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7-01-10 23:00:01</text:p>
          </table:table-cell>
          <table:table-cell table:number-columns-repeated="4"/>
          <table:table-cell table:style-name="ce2" office:value-type="string" calcext:value-type="string">
            <text:p>2017-01-10 22:39:52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l_time</text:p>
          </table:table-cell>
          <table:table-cell office:value-type="string" calcext:value-type="string">
            <text:p>cpu_time</text:p>
          </table:table-cell>
          <table:table-cell office:value-type="string" calcext:value-type="string">
            <text:p>time_uni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l_time</text:p>
          </table:table-cell>
          <table:table-cell office:value-type="string" calcext:value-type="string">
            <text:p>cpu_time</text:p>
          </table:table-cell>
          <table:table-cell office:value-type="string" calcext:value-type="string">
            <text:p>time_unit</text:p>
          </table:table-cell>
          <table:table-cell office:value-type="string" calcext:value-type="string">
            <text:p>Iteration-rat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M_StringFindNoMatch/16</text:p>
          </table:table-cell>
          <table:table-cell office:value-type="float" office:value="124725753" calcext:value-type="float">
            <text:p>124725753</text:p>
          </table:table-cell>
          <table:table-cell office:value-type="float" office:value="5.41585" calcext:value-type="float">
            <text:p>5.41585</text:p>
          </table:table-cell>
          <table:table-cell office:value-type="float" office:value="5.41799" calcext:value-type="float">
            <text:p>5.41799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NoMatch/16</text:p>
          </table:table-cell>
          <table:table-cell office:value-type="float" office:value="118885145" calcext:value-type="float">
            <text:p>118885145</text:p>
          </table:table-cell>
          <table:table-cell office:value-type="float" office:value="5.68854" calcext:value-type="float">
            <text:p>5.68854</text:p>
          </table:table-cell>
          <table:table-cell office:value-type="float" office:value="5.69073" calcext:value-type="float">
            <text:p>5.69073</text:p>
          </table:table-cell>
          <table:table-cell office:value-type="string" calcext:value-type="string">
            <text:p>ns</text:p>
          </table:table-cell>
          <table:table-cell table:formula="of:=[.B36]/[.G36]" office:value-type="float" office:value="1.04912815642358" calcext:value-type="float">
            <text:p>1.04912815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M_StringFindNoMatch/64</text:p>
          </table:table-cell>
          <table:table-cell office:value-type="float" office:value="102240706" calcext:value-type="float">
            <text:p>102240706</text:p>
          </table:table-cell>
          <table:table-cell office:value-type="float" office:value="6.7011" calcext:value-type="float">
            <text:p>6.7011</text:p>
          </table:table-cell>
          <table:table-cell office:value-type="float" office:value="6.70372" calcext:value-type="float">
            <text:p>6.70372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NoMatch/64</text:p>
          </table:table-cell>
          <table:table-cell office:value-type="float" office:value="101991434" calcext:value-type="float">
            <text:p>101991434</text:p>
          </table:table-cell>
          <table:table-cell office:value-type="float" office:value="6.71586" calcext:value-type="float">
            <text:p>6.71586</text:p>
          </table:table-cell>
          <table:table-cell office:value-type="float" office:value="6.71845" calcext:value-type="float">
            <text:p>6.71845</text:p>
          </table:table-cell>
          <table:table-cell office:value-type="string" calcext:value-type="string">
            <text:p>ns</text:p>
          </table:table-cell>
          <table:table-cell table:formula="of:=[.B37]/[.G37]" office:value-type="float" office:value="1.0024440483894" calcext:value-type="float">
            <text:p>1.00244404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M_StringFindNoMatch/512</text:p>
          </table:table-cell>
          <table:table-cell office:value-type="float" office:value="44004817" calcext:value-type="float">
            <text:p>44004817</text:p>
          </table:table-cell>
          <table:table-cell office:value-type="float" office:value="15.7454" calcext:value-type="float">
            <text:p>15.7454</text:p>
          </table:table-cell>
          <table:table-cell office:value-type="float" office:value="15.7515" calcext:value-type="float">
            <text:p>15.7515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NoMatch/512</text:p>
          </table:table-cell>
          <table:table-cell office:value-type="float" office:value="43987907" calcext:value-type="float">
            <text:p>43987907</text:p>
          </table:table-cell>
          <table:table-cell office:value-type="float" office:value="15.7514" calcext:value-type="float">
            <text:p>15.7514</text:p>
          </table:table-cell>
          <table:table-cell office:value-type="float" office:value="15.7576" calcext:value-type="float">
            <text:p>15.7576</text:p>
          </table:table-cell>
          <table:table-cell office:value-type="string" calcext:value-type="string">
            <text:p>ns</text:p>
          </table:table-cell>
          <table:table-cell table:formula="of:=[.B38]/[.G38]" office:value-type="float" office:value="1.00038442383722" calcext:value-type="float">
            <text:p>1.00038442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M_StringFindNoMatch/4096</text:p>
          </table:table-cell>
          <table:table-cell office:value-type="float" office:value="8815041" calcext:value-type="float">
            <text:p>8815041</text:p>
          </table:table-cell>
          <table:table-cell office:value-type="float" office:value="77.8397" calcext:value-type="float">
            <text:p>77.8397</text:p>
          </table:table-cell>
          <table:table-cell office:value-type="float" office:value="77.8702" calcext:value-type="float">
            <text:p>77.8702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NoMatch/4096</text:p>
          </table:table-cell>
          <table:table-cell office:value-type="float" office:value="8823762" calcext:value-type="float">
            <text:p>8823762</text:p>
          </table:table-cell>
          <table:table-cell office:value-type="float" office:value="77.9274" calcext:value-type="float">
            <text:p>77.9274</text:p>
          </table:table-cell>
          <table:table-cell office:value-type="float" office:value="77.9578" calcext:value-type="float">
            <text:p>77.9578</text:p>
          </table:table-cell>
          <table:table-cell office:value-type="string" calcext:value-type="string">
            <text:p>ns</text:p>
          </table:table-cell>
          <table:table-cell table:formula="of:=[.B39]/[.G39]" office:value-type="float" office:value="0.99901164605301" calcext:value-type="float">
            <text:p>0.99901164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M_StringFindNoMatch/32768</text:p>
          </table:table-cell>
          <table:table-cell office:value-type="float" office:value="1221272" calcext:value-type="float">
            <text:p>1221272</text:p>
          </table:table-cell>
          <table:table-cell office:value-type="float" office:value="557.508" calcext:value-type="float">
            <text:p>557.508</text:p>
          </table:table-cell>
          <table:table-cell office:value-type="float" office:value="557.727" calcext:value-type="float">
            <text:p>557.727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NoMatch/32768</text:p>
          </table:table-cell>
          <table:table-cell office:value-type="float" office:value="1225945" calcext:value-type="float">
            <text:p>1225945</text:p>
          </table:table-cell>
          <table:table-cell office:value-type="float" office:value="556.461" calcext:value-type="float">
            <text:p>556.461</text:p>
          </table:table-cell>
          <table:table-cell office:value-type="float" office:value="556.673" calcext:value-type="float">
            <text:p>556.673</text:p>
          </table:table-cell>
          <table:table-cell office:value-type="string" calcext:value-type="string">
            <text:p>ns</text:p>
          </table:table-cell>
          <table:table-cell table:formula="of:=[.B40]/[.G40]" office:value-type="float" office:value="0.996188246617915" calcext:value-type="float">
            <text:p>0.99618824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M_StringFindNoMatch/131072</text:p>
          </table:table-cell>
          <table:table-cell office:value-type="float" office:value="260821" calcext:value-type="float">
            <text:p>260821</text:p>
          </table:table-cell>
          <table:table-cell office:value-type="float" office:value="2674.53" calcext:value-type="float">
            <text:p>2674.53</text:p>
          </table:table-cell>
          <table:table-cell office:value-type="float" office:value="2675.58" calcext:value-type="float">
            <text:p>2675.58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NoMatch/131072</text:p>
          </table:table-cell>
          <table:table-cell office:value-type="float" office:value="259911" calcext:value-type="float">
            <text:p>259911</text:p>
          </table:table-cell>
          <table:table-cell office:value-type="float" office:value="2683.54" calcext:value-type="float">
            <text:p>2683.54</text:p>
          </table:table-cell>
          <table:table-cell office:value-type="float" office:value="2684.58" calcext:value-type="float">
            <text:p>2684.58</text:p>
          </table:table-cell>
          <table:table-cell office:value-type="string" calcext:value-type="string">
            <text:p>ns</text:p>
          </table:table-cell>
          <table:table-cell table:formula="of:=[.B41]/[.G41]" office:value-type="float" office:value="1.00350119848717" calcext:value-type="float">
            <text:p>1.00350119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M_StringFindAllMatch/16</text:p>
          </table:table-cell>
          <table:table-cell office:value-type="float" office:value="80732614" calcext:value-type="float">
            <text:p>80732614</text:p>
          </table:table-cell>
          <table:table-cell office:value-type="float" office:value="8.50298" calcext:value-type="float">
            <text:p>8.50298</text:p>
          </table:table-cell>
          <table:table-cell office:value-type="float" office:value="8.50635" calcext:value-type="float">
            <text:p>8.50635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AllMatch/16</text:p>
          </table:table-cell>
          <table:table-cell office:value-type="float" office:value="80490602" calcext:value-type="float">
            <text:p>80490602</text:p>
          </table:table-cell>
          <table:table-cell office:value-type="float" office:value="8.4969" calcext:value-type="float">
            <text:p>8.4969</text:p>
          </table:table-cell>
          <table:table-cell office:value-type="float" office:value="8.50019" calcext:value-type="float">
            <text:p>8.50019</text:p>
          </table:table-cell>
          <table:table-cell office:value-type="string" calcext:value-type="string">
            <text:p>ns</text:p>
          </table:table-cell>
          <table:table-cell table:formula="of:=[.B42]/[.G42]" office:value-type="float" office:value="1.00300671126798" calcext:value-type="float">
            <text:p>1.00300671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M_StringFindAllMatch/64</text:p>
          </table:table-cell>
          <table:table-cell office:value-type="float" office:value="74741689" calcext:value-type="float">
            <text:p>74741689</text:p>
          </table:table-cell>
          <table:table-cell office:value-type="float" office:value="9.20343" calcext:value-type="float">
            <text:p>9.20343</text:p>
          </table:table-cell>
          <table:table-cell office:value-type="float" office:value="9.20706" calcext:value-type="float">
            <text:p>9.2070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AllMatch/64</text:p>
          </table:table-cell>
          <table:table-cell office:value-type="float" office:value="75021615" calcext:value-type="float">
            <text:p>75021615</text:p>
          </table:table-cell>
          <table:table-cell office:value-type="float" office:value="9.1945" calcext:value-type="float">
            <text:p>9.1945</text:p>
          </table:table-cell>
          <table:table-cell office:value-type="float" office:value="9.19809" calcext:value-type="float">
            <text:p>9.19809</text:p>
          </table:table-cell>
          <table:table-cell office:value-type="string" calcext:value-type="string">
            <text:p>ns</text:p>
          </table:table-cell>
          <table:table-cell table:formula="of:=[.B43]/[.G43]" office:value-type="float" office:value="0.996268728685726" calcext:value-type="float">
            <text:p>0.99626872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M_StringFindAllMatch/512</text:p>
          </table:table-cell>
          <table:table-cell office:value-type="float" office:value="30857567" calcext:value-type="float">
            <text:p>30857567</text:p>
          </table:table-cell>
          <table:table-cell office:value-type="float" office:value="22.5467" calcext:value-type="float">
            <text:p>22.5467</text:p>
          </table:table-cell>
          <table:table-cell office:value-type="float" office:value="22.5557" calcext:value-type="float">
            <text:p>22.5557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AllMatch/512</text:p>
          </table:table-cell>
          <table:table-cell office:value-type="float" office:value="31445558" calcext:value-type="float">
            <text:p>31445558</text:p>
          </table:table-cell>
          <table:table-cell office:value-type="float" office:value="22.1342" calcext:value-type="float">
            <text:p>22.1342</text:p>
          </table:table-cell>
          <table:table-cell office:value-type="float" office:value="22.1428" calcext:value-type="float">
            <text:p>22.1428</text:p>
          </table:table-cell>
          <table:table-cell office:value-type="string" calcext:value-type="string">
            <text:p>ns</text:p>
          </table:table-cell>
          <table:table-cell table:formula="of:=[.B44]/[.G44]" office:value-type="float" office:value="0.981301301760967" calcext:value-type="float">
            <text:p>0.98130130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M_StringFindAllMatch/4096</text:p>
          </table:table-cell>
          <table:table-cell office:value-type="float" office:value="6665062" calcext:value-type="float">
            <text:p>6665062</text:p>
          </table:table-cell>
          <table:table-cell office:value-type="float" office:value="104.266" calcext:value-type="float">
            <text:p>104.266</text:p>
          </table:table-cell>
          <table:table-cell office:value-type="float" office:value="104.307" calcext:value-type="float">
            <text:p>104.307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AllMatch/4096</text:p>
          </table:table-cell>
          <table:table-cell office:value-type="float" office:value="7344032" calcext:value-type="float">
            <text:p>7344032</text:p>
          </table:table-cell>
          <table:table-cell office:value-type="float" office:value="94.1863" calcext:value-type="float">
            <text:p>94.1863</text:p>
          </table:table-cell>
          <table:table-cell office:value-type="float" office:value="94.2228" calcext:value-type="float">
            <text:p>94.2228</text:p>
          </table:table-cell>
          <table:table-cell office:value-type="string" calcext:value-type="string">
            <text:p>ns</text:p>
          </table:table-cell>
          <table:table-cell table:formula="of:=[.B45]/[.G45]" office:value-type="float" office:value="0.907548060792763" calcext:value-type="float">
            <text:p>0.90754806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M_StringFindAllMatch/32768</text:p>
          </table:table-cell>
          <table:table-cell office:value-type="float" office:value="711101" calcext:value-type="float">
            <text:p>711101</text:p>
          </table:table-cell>
          <table:table-cell office:value-type="float" office:value="972.669" calcext:value-type="float">
            <text:p>972.669</text:p>
          </table:table-cell>
          <table:table-cell office:value-type="float" office:value="973.051" calcext:value-type="float">
            <text:p>973.051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AllMatch/32768</text:p>
          </table:table-cell>
          <table:table-cell office:value-type="float" office:value="810791" calcext:value-type="float">
            <text:p>810791</text:p>
          </table:table-cell>
          <table:table-cell office:value-type="float" office:value="847.399" calcext:value-type="float">
            <text:p>847.399</text:p>
          </table:table-cell>
          <table:table-cell office:value-type="float" office:value="847.725" calcext:value-type="float">
            <text:p>847.725</text:p>
          </table:table-cell>
          <table:table-cell office:value-type="string" calcext:value-type="string">
            <text:p>ns</text:p>
          </table:table-cell>
          <table:table-cell table:formula="of:=[.B46]/[.G46]" office:value-type="float" office:value="0.877045995823831" calcext:value-type="float">
            <text:p>0.87704599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M_StringFindMatch1/16</text:p>
          </table:table-cell>
          <table:table-cell office:value-type="float" office:value="518836" calcext:value-type="float">
            <text:p>518836</text:p>
          </table:table-cell>
          <table:table-cell office:value-type="float" office:value="1335.2" calcext:value-type="float">
            <text:p>1335.2</text:p>
          </table:table-cell>
          <table:table-cell office:value-type="float" office:value="1335.72" calcext:value-type="float">
            <text:p>1335.72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1/16</text:p>
          </table:table-cell>
          <table:table-cell office:value-type="float" office:value="516938" calcext:value-type="float">
            <text:p>516938</text:p>
          </table:table-cell>
          <table:table-cell office:value-type="float" office:value="1337.14" calcext:value-type="float">
            <text:p>1337.14</text:p>
          </table:table-cell>
          <table:table-cell office:value-type="float" office:value="1337.65" calcext:value-type="float">
            <text:p>1337.65</text:p>
          </table:table-cell>
          <table:table-cell office:value-type="string" calcext:value-type="string">
            <text:p>ns</text:p>
          </table:table-cell>
          <table:table-cell table:formula="of:=[.B47]/[.G47]" office:value-type="float" office:value="1.0036716201943" calcext:value-type="float">
            <text:p>1.00367162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M_StringFindMatch1/64</text:p>
          </table:table-cell>
          <table:table-cell office:value-type="float" office:value="518125" calcext:value-type="float">
            <text:p>518125</text:p>
          </table:table-cell>
          <table:table-cell office:value-type="float" office:value="1336.34" calcext:value-type="float">
            <text:p>1336.34</text:p>
          </table:table-cell>
          <table:table-cell office:value-type="float" office:value="1336.87" calcext:value-type="float">
            <text:p>1336.87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1/64</text:p>
          </table:table-cell>
          <table:table-cell office:value-type="float" office:value="515701" calcext:value-type="float">
            <text:p>515701</text:p>
          </table:table-cell>
          <table:table-cell office:value-type="float" office:value="1338.27" calcext:value-type="float">
            <text:p>1338.27</text:p>
          </table:table-cell>
          <table:table-cell office:value-type="float" office:value="1338.78" calcext:value-type="float">
            <text:p>1338.78</text:p>
          </table:table-cell>
          <table:table-cell office:value-type="string" calcext:value-type="string">
            <text:p>ns</text:p>
          </table:table-cell>
          <table:table-cell table:formula="of:=[.B48]/[.G48]" office:value-type="float" office:value="1.0047003980989" calcext:value-type="float">
            <text:p>1.00470039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M_StringFindMatch1/512</text:p>
          </table:table-cell>
          <table:table-cell office:value-type="float" office:value="511837" calcext:value-type="float">
            <text:p>511837</text:p>
          </table:table-cell>
          <table:table-cell office:value-type="float" office:value="1356.58" calcext:value-type="float">
            <text:p>1356.58</text:p>
          </table:table-cell>
          <table:table-cell office:value-type="float" office:value="1357.11" calcext:value-type="float">
            <text:p>1357.11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1/512</text:p>
          </table:table-cell>
          <table:table-cell office:value-type="float" office:value="510406" calcext:value-type="float">
            <text:p>510406</text:p>
          </table:table-cell>
          <table:table-cell office:value-type="float" office:value="1355.81" calcext:value-type="float">
            <text:p>1355.81</text:p>
          </table:table-cell>
          <table:table-cell office:value-type="float" office:value="1356.34" calcext:value-type="float">
            <text:p>1356.34</text:p>
          </table:table-cell>
          <table:table-cell office:value-type="string" calcext:value-type="string">
            <text:p>ns</text:p>
          </table:table-cell>
          <table:table-cell table:formula="of:=[.B49]/[.G49]" office:value-type="float" office:value="1.00280365042731" calcext:value-type="float">
            <text:p>1.00280365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M_StringFindMatch1/4096</text:p>
          </table:table-cell>
          <table:table-cell office:value-type="float" office:value="466708" calcext:value-type="float">
            <text:p>466708</text:p>
          </table:table-cell>
          <table:table-cell office:value-type="float" office:value="1484.12" calcext:value-type="float">
            <text:p>1484.12</text:p>
          </table:table-cell>
          <table:table-cell office:value-type="float" office:value="1484.71" calcext:value-type="float">
            <text:p>1484.71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1/4096</text:p>
          </table:table-cell>
          <table:table-cell office:value-type="float" office:value="464401" calcext:value-type="float">
            <text:p>464401</text:p>
          </table:table-cell>
          <table:table-cell office:value-type="float" office:value="1490.19" calcext:value-type="float">
            <text:p>1490.19</text:p>
          </table:table-cell>
          <table:table-cell office:value-type="float" office:value="1490.78" calcext:value-type="float">
            <text:p>1490.78</text:p>
          </table:table-cell>
          <table:table-cell office:value-type="string" calcext:value-type="string">
            <text:p>ns</text:p>
          </table:table-cell>
          <table:table-cell table:formula="of:=[.B50]/[.G50]" office:value-type="float" office:value="1.00496768956139" calcext:value-type="float">
            <text:p>1.00496768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M_StringFindMatch1/32768</text:p>
          </table:table-cell>
          <table:table-cell office:value-type="float" office:value="319594" calcext:value-type="float">
            <text:p>319594</text:p>
          </table:table-cell>
          <table:table-cell office:value-type="float" office:value="2174.88" calcext:value-type="float">
            <text:p>2174.88</text:p>
          </table:table-cell>
          <table:table-cell office:value-type="float" office:value="2175.74" calcext:value-type="float">
            <text:p>2175.74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1/32768</text:p>
          </table:table-cell>
          <table:table-cell office:value-type="float" office:value="319294" calcext:value-type="float">
            <text:p>319294</text:p>
          </table:table-cell>
          <table:table-cell office:value-type="float" office:value="2174.86" calcext:value-type="float">
            <text:p>2174.86</text:p>
          </table:table-cell>
          <table:table-cell office:value-type="float" office:value="2175.71" calcext:value-type="float">
            <text:p>2175.71</text:p>
          </table:table-cell>
          <table:table-cell office:value-type="string" calcext:value-type="string">
            <text:p>ns</text:p>
          </table:table-cell>
          <table:table-cell table:formula="of:=[.B51]/[.G51]" office:value-type="float" office:value="1.00093957293278" calcext:value-type="float">
            <text:p>1.00093957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M_StringFindMatch2/16</text:p>
          </table:table-cell>
          <table:table-cell office:value-type="float" office:value="517850" calcext:value-type="float">
            <text:p>517850</text:p>
          </table:table-cell>
          <table:table-cell office:value-type="float" office:value="1335.82" calcext:value-type="float">
            <text:p>1335.82</text:p>
          </table:table-cell>
          <table:table-cell office:value-type="float" office:value="1336.35" calcext:value-type="float">
            <text:p>1336.35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2/16</text:p>
          </table:table-cell>
          <table:table-cell office:value-type="float" office:value="515915" calcext:value-type="float">
            <text:p>515915</text:p>
          </table:table-cell>
          <table:table-cell office:value-type="float" office:value="1336.93" calcext:value-type="float">
            <text:p>1336.93</text:p>
          </table:table-cell>
          <table:table-cell office:value-type="float" office:value="1337.45" calcext:value-type="float">
            <text:p>1337.45</text:p>
          </table:table-cell>
          <table:table-cell office:value-type="string" calcext:value-type="string">
            <text:p>ns</text:p>
          </table:table-cell>
          <table:table-cell table:formula="of:=[.B52]/[.G52]" office:value-type="float" office:value="1.00375061783433" calcext:value-type="float">
            <text:p>1.00375061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M_StringFindMatch2/64</text:p>
          </table:table-cell>
          <table:table-cell office:value-type="float" office:value="515601" calcext:value-type="float">
            <text:p>515601</text:p>
          </table:table-cell>
          <table:table-cell office:value-type="float" office:value="1343.42" calcext:value-type="float">
            <text:p>1343.42</text:p>
          </table:table-cell>
          <table:table-cell office:value-type="float" office:value="1343.95" calcext:value-type="float">
            <text:p>1343.95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2/64</text:p>
          </table:table-cell>
          <table:table-cell office:value-type="float" office:value="515230" calcext:value-type="float">
            <text:p>515230</text:p>
          </table:table-cell>
          <table:table-cell office:value-type="float" office:value="1343.71" calcext:value-type="float">
            <text:p>1343.71</text:p>
          </table:table-cell>
          <table:table-cell office:value-type="float" office:value="1344.23" calcext:value-type="float">
            <text:p>1344.23</text:p>
          </table:table-cell>
          <table:table-cell office:value-type="string" calcext:value-type="string">
            <text:p>ns</text:p>
          </table:table-cell>
          <table:table-cell table:formula="of:=[.B53]/[.G53]" office:value-type="float" office:value="1.0007200667663" calcext:value-type="float">
            <text:p>1.00072006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M_StringFindMatch2/512</text:p>
          </table:table-cell>
          <table:table-cell office:value-type="float" office:value="509062" calcext:value-type="float">
            <text:p>509062</text:p>
          </table:table-cell>
          <table:table-cell office:value-type="float" office:value="1361.32" calcext:value-type="float">
            <text:p>1361.32</text:p>
          </table:table-cell>
          <table:table-cell office:value-type="float" office:value="1361.86" calcext:value-type="float">
            <text:p>1361.8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2/512</text:p>
          </table:table-cell>
          <table:table-cell office:value-type="float" office:value="508966" calcext:value-type="float">
            <text:p>508966</text:p>
          </table:table-cell>
          <table:table-cell office:value-type="float" office:value="1361.42" calcext:value-type="float">
            <text:p>1361.42</text:p>
          </table:table-cell>
          <table:table-cell office:value-type="float" office:value="1361.95" calcext:value-type="float">
            <text:p>1361.95</text:p>
          </table:table-cell>
          <table:table-cell office:value-type="string" calcext:value-type="string">
            <text:p>ns</text:p>
          </table:table-cell>
          <table:table-cell table:formula="of:=[.B54]/[.G54]" office:value-type="float" office:value="1.00018861770727" calcext:value-type="float">
            <text:p>1.00018861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M_StringFindMatch2/4096</text:p>
          </table:table-cell>
          <table:table-cell office:value-type="float" office:value="464712" calcext:value-type="float">
            <text:p>464712</text:p>
          </table:table-cell>
          <table:table-cell office:value-type="float" office:value="1490.04" calcext:value-type="float">
            <text:p>1490.04</text:p>
          </table:table-cell>
          <table:table-cell office:value-type="float" office:value="1490.64" calcext:value-type="float">
            <text:p>1490.64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2/4096</text:p>
          </table:table-cell>
          <table:table-cell office:value-type="float" office:value="464890" calcext:value-type="float">
            <text:p>464890</text:p>
          </table:table-cell>
          <table:table-cell office:value-type="float" office:value="1491.98" calcext:value-type="float">
            <text:p>1491.98</text:p>
          </table:table-cell>
          <table:table-cell office:value-type="float" office:value="1492.57" calcext:value-type="float">
            <text:p>1492.57</text:p>
          </table:table-cell>
          <table:table-cell office:value-type="string" calcext:value-type="string">
            <text:p>ns</text:p>
          </table:table-cell>
          <table:table-cell table:formula="of:=[.B55]/[.G55]" office:value-type="float" office:value="0.999617113725828" calcext:value-type="float">
            <text:p>0.99961711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M_StringFindMatch2/32768</text:p>
          </table:table-cell>
          <table:table-cell office:value-type="float" office:value="319591" calcext:value-type="float">
            <text:p>319591</text:p>
          </table:table-cell>
          <table:table-cell office:value-type="float" office:value="2177.98" calcext:value-type="float">
            <text:p>2177.98</text:p>
          </table:table-cell>
          <table:table-cell office:value-type="float" office:value="2178.85" calcext:value-type="float">
            <text:p>2178.85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M_StringFindMatch2/32768</text:p>
          </table:table-cell>
          <table:table-cell office:value-type="float" office:value="319926" calcext:value-type="float">
            <text:p>319926</text:p>
          </table:table-cell>
          <table:table-cell office:value-type="float" office:value="2179.43" calcext:value-type="float">
            <text:p>2179.43</text:p>
          </table:table-cell>
          <table:table-cell office:value-type="float" office:value="2180.27" calcext:value-type="float">
            <text:p>2180.27</text:p>
          </table:table-cell>
          <table:table-cell office:value-type="string" calcext:value-type="string">
            <text:p>ns</text:p>
          </table:table-cell>
          <table:table-cell table:formula="of:=[.B56]/[.G56]" office:value-type="float" office:value="0.99895288285416" calcext:value-type="float">
            <text:p>0.9989528829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geomean</text:p>
          </table:table-cell>
          <table:table-cell table:formula="of:=GEOMEAN([.K36:.K56])" office:value-type="float" office:value="0.991556120775683" calcext:value-type="float">
            <text:p>0.991556120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08:36:22.961235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raditya </meta:initial-creator>
    <meta:creation-date>2017-01-07T05:37:47.193024269</meta:creation-date>
    <dc:date>2017-01-17T08:41:06.162651526</dc:date>
    <dc:creator>hiraditya </dc:creator>
    <meta:editing-duration>PT15H44M46S</meta:editing-duration>
    <meta:editing-cycles>15</meta:editing-cycles>
    <meta:generator>LibreOffice/5.0.6.2$Linux_X86_64 LibreOffice_project/00m0$Build-2</meta:generator>
    <meta:document-statistic meta:table-count="1" meta:cell-count="798" meta:object-count="0"/>
  </office:meta>
</office:document-meta>
</file>